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2" table:number-columns-repeated="248" table:default-cell-style-name="ce60"/>
        <table:table-column table:style-name="co12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style-name="ce60"/>
          <table:covered-table-cell/>
          <table:table-cell table:number-columns-repeated="249"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number-columns-repeated="250"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number-columns-repeated="250"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4"/>
          <table:table-cell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7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8" table:number-rows-repeated="11">
          <table:table-cell/>
          <table:table-cell table:style-name="ce60" table:number-columns-repeated="2"/>
          <table:table-cell table:style-name="ce91"/>
          <table:table-cell table:style-name="ce60" table:number-columns-repeated="2"/>
          <table:table-cell table:number-columns-repeated="250"/>
        </table:table-row>
        <table:table-row table:style-name="ro12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2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5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office:value-type="string">
            <text:p>Tester</text:p>
          </table:table-cell>
          <table:table-cell table:style-name="ce112" office:value-type="string">
            <text:p>HTC</text:p>
          </table:table-cell>
          <table:table-cell table:style-name="ce112" office:value-type="string">
            <text:p>SamsungGalaxy</text:p>
          </table:table-cell>
          <table:table-cell table:style-name="ce112" office:value-type="string">
            <text:p>Comment/Bug</text:p>
          </table:table-cell>
          <table:table-cell table:style-name="ce112" table:number-columns-repeated="3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0" office:value-type="string">
            <text:p>ha.khuat</text:p>
          </table:table-cell>
          <table:table-cell table:style-name="ce171" table:number-columns-repeated="5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</text:span><text:span text:style-name="T8">Home 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</text:span><text:span text:style-name="T8">Home 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</text:span><text:span text:style-name="T8">Home 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</text:span><text:span text:style-name="T8">Home 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</text:span><text:span text:style-name="T11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</text:span><text:span text:style-name="T11">Documents application is in the loading </text:span><text:span text:style-name="T11">progress.</text:span></text:p>
            <text:p><text:span text:style-name="T11">- After loading progress finishes, the view of </text:span><text:span text:style-name="T11">document tab will show 3 tabs and </text:span><text:span text:style-name="T11">subfolder: ''Personal","General","Group" 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</text:span><text:span text:style-name="T11">Documents application is in the loading </text:span><text:span text:style-name="T11">progress.</text:span></text:p>
            <text:p><text:span text:style-name="T11">- After loading progress finishes, </text:span><text:span text:style-name="T11">Documents application will be showed on </text:span><text:span text:style-name="T11">the screen with items list in user's personal </text:span><text:span text:style-name="T11">driver .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</text:span><text:span text:style-name="T11">this folder will be showed.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</text:span><text:span text:style-name="T11">showed on the screen with items list in </text:span><text:span text:style-name="T11">user's personal driver 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actions button of each item </text:span><text:span text:style-name="T11">to 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actions button of File/Folder </text:span><text:span text:style-name="T11">that want to delete and select "delete" </text:span><text:span text:style-name="T11">action 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copy] action 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cut] action 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take a picture] 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Like] icon of any post</text:span></text:p>
            <text:p><text:span text:style-name="T11">- After that touch on [Unlike] icon of this </text:span><text:span text:style-name="T11">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Do not input anything, touch on button </text:span><text:span text:style-name="T11">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</text:span><text:span text:style-name="T15">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scape mode</text:p>
          </table:table-cell>
          <table:table-cell table:style-name="ce148" office:value-type="string">
            <text:p>Step 1: Open application home in lands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 table:number-rows-repeated="15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1:0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1:04:53</dc:date>
    <meta:editing-cycles>209</meta:editing-cycles>
    <meta:editing-duration>P2DT17H5M44S</meta:editing-duration>
    <dc:creator>exoplatform </dc:creator>
    <meta:document-statistic meta:table-count="4" meta:cell-count="1486" meta:object-count="1"/>
    <meta:user-defined meta:name="Info 1"/>
    <meta:user-defined meta:name="Info 2"/>
    <meta:user-defined meta:name="Info 3"/>
    <meta:user-defined meta:name="Info 4"/>
  </office:meta>
</office:document-meta>
</file>